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ight-sans-pro" svg:font-family="freight-sans-pro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a2bf" officeooo:paragraph-rsid="001aa2bf"/>
    </style:style>
    <style:style style:name="P2" style:family="paragraph" style:parent-style-name="Standard">
      <style:text-properties officeooo:rsid="001bc608" officeooo:paragraph-rsid="001bc608"/>
    </style:style>
    <style:style style:name="P3" style:family="paragraph" style:parent-style-name="Standard">
      <style:text-properties officeooo:rsid="001c74f4" officeooo:paragraph-rsid="001c74f4"/>
    </style:style>
    <style:style style:name="T1" style:family="text">
      <style:text-properties officeooo:rsid="001bc608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P-4002</text:p>
      <text:p text:style-name="P1">The Shape of Things to Come is a Circle</text:p>
      <text:p text:style-name="P1">What is normal human society like?</text:p>
      <text:p text:style-name="P1">What if it changes? How much can it change?</text:p>
      <text:p text:style-name="P1">How far is the Foundation willing to go to maintain this? At what cost?</text:p>
      <text:p text:style-name="P1">We could have a magical world but the Foundation stands in the way because it wants to keep everything in stasis. Unchanging. But this is probably a caricature of what they want.</text:p>
      <text:p text:style-name="Standard"/>
      <text:p text:style-name="Standard">The city of Sesh/<text:span text:style-name="T1">Sish. What’s left behind after everything else.</text:span></text:p>
      <text:p text:style-name="Standard"/>
      <text:p text:style-name="P2">Ideas</text:p>
      <text:p text:style-name="P2">Remember that there’s actually a story, but portrayed in a clinical article.</text:p>
      <text:p text:style-name="P2">1)</text:p>
      <text:p text:style-name="P2">Cook the universe</text:p>
      <text:p text:style-name="P2">A humanoid tongue </text:p>
      <text:p text:style-name="P2">False romance false connection, malleable ecstasy for a granular taste. Shapeshifter?</text:p>
      <text:p text:style-name="P2">2)</text:p>
      <text:p text:style-name="P2">The winding backstreets</text:p>
      <text:p text:style-name="P2">A traumatised child at the core letting only his caretakers in</text:p>
      <text:p text:style-name="P2">3)</text:p>
      <text:p text:style-name="P2">Rokakaka</text:p>
      <text:p text:style-name="P3">4) Magic School Bus (Thaumiel)</text:p>
      <text:p text:style-name="Standard"/>
      <text:p text:style-name="Standard">Item #: SCP-</text:p>
      <text:p text:style-name="P1">(</text:p>
      <text:p text:style-name="P1">Level</text:p>
      <text:p text:style-name="P1">Site Responsible</text:p>
      <text:p text:style-name="P1">Director</text:p>
      <text:p text:style-name="P1">Research Head</text:p>
      <text:p text:style-name="P1">Assigned Task Force</text:p>
      <text:p text:style-name="P1">)</text:p>
      <text:p text:style-name="P1"/>
      <text:p text:style-name="Standard">Object Class: </text:p>
      <text:p text:style-name="P1">(</text:p>
      <text:p text:style-name="P1">Secondary Class</text:p>
      <text:p text:style-name="P1">Disruption Class</text:p>
      <text:p text:style-name="P1">Risk Class</text:p>
      <text:p text:style-name="P1">)</text:p>
      <text:p text:style-name="P1"/>
      <text:p text:style-name="Standard">Special Containment Procedures: </text:p>
      <text:p text:style-name="Standard"/>
      <text:p text:style-name="Standard">Description: </text:p>
      <text:p text:style-name="Standard"/>
      <text:p text:style-name="Standard">Addendum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ight-sans-pro" svg:font-family="freight-sans-pro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22:23:08.511000000</meta:creation-date>
    <dc:date>2020-01-29T23:30:42.525000000</dc:date>
    <meta:editing-duration>PT57M14S</meta:editing-duration>
    <meta:editing-cycles>2</meta:editing-cycles>
    <meta:generator>LibreOffice/6.1.6.3$Windows_X86_64 LibreOffice_project/5896ab1714085361c45cf540f76f60673dd96a72</meta:generator>
    <meta:document-statistic meta:table-count="0" meta:image-count="0" meta:object-count="0" meta:page-count="1" meta:paragraph-count="36" meta:word-count="163" meta:character-count="953" meta:non-whitespace-character-count="822"/>
  </office:meta>
</office:document-meta>
</file>